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90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90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90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90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90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90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90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90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90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90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90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90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90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90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90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8">
            <calcext:condition calcext:apply-style-name="Error" calcext:value="duplicate" calcext:base-cell-address="list.B3"/>
          </calcext:conditional-format>
          <calcext:conditional-format calcext:target-range-address="list.C3:list.C30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/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  <text:p>178-81-02***</text:p>
            <text:p>왜 두개지?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ANBEE</text:p>
          </table:table-cell>
          <table:table-cell table:style-name="ce152"/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loom Technolog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7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3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1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/>
          <table:table-cell table:style-name="ce157" office:value-type="string" calcext:value-type="string">
            <text:p>경남 김해시 관동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/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emo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/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/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/>
          <table:table-cell table:style-name="ce160" office:value-type="string" calcext:value-type="string">
            <text:p>서울 구로구 디지털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/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56"/>
          <table:table-cell table:style-name="ce163"/>
          <table:table-cell table:style-name="ce168" table:number-columns-repeated="2"/>
          <table:table-cell table:style-name="ce156"/>
          <table:table-cell table:style-name="ce177"/>
          <table:table-cell table:style-name="ce156" table:number-columns-repeated="3"/>
        </table:table-row>
        <table:table-row table:style-name="ro1" table:number-rows-repeated="1048362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4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1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3"/>
          <table:table-cell table:style-name="ce213" table:number-columns-repeated="2"/>
          <table:table-cell table:style-name="ce156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3" table:on-update-keep-styles="true" table:on-update-keep-size="false"/>
        <table:database-range table:name="developer_table" table:target-range-address="developer.A2:developer.I1073" table:on-update-keep-styles="true" table:on-update-keep-size="false"/>
        <table:database-range table:name="game_table" table:target-range-address="list.B287:list.C288" table:on-update-keep-styles="true" table:on-update-keep-size="false"/>
        <table:database-range table:name="publisher_name_list" table:target-range-address="publisher.A2:publisher.A1062" table:on-update-keep-styles="true" table:on-update-keep-size="false"/>
        <table:database-range table:name="__Anonymous_Sheet_DB__0" table:target-range-address="list.B2:list.I30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10:31:03.96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6T10:37:22.808000000</dc:date>
    <meta:editing-duration>P2DT11H6M28S</meta:editing-duration>
    <meta:editing-cycles>972</meta:editing-cycles>
    <meta:document-statistic meta:table-count="4" meta:cell-count="320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